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  <style:text-properties fo:language="pt" fo:country="BR" style:language-complex="ar" style:country-complex="SA"/>
    </style:style>
    <style:style style:name="P6" style:family="paragraph" style:parent-style-name="Heading_20_1">
      <style:text-properties fo:language="pt" fo:country="BR" style:language-complex="ar" style:country-complex="SA"/>
    </style:style>
    <style:style style:name="P7" style:family="paragraph" style:parent-style-name="Heading_20_2">
      <style:text-properties style:use-window-font-color="true" loext:opacity="0%" style:font-name="Arial" fo:font-size="10pt" fo:language="pt" fo:country="BR" fo:font-weight="bold" officeooo:rsid="000dbf6b" officeooo:paragraph-rsid="000dbf6b" style:font-name-asian="Times New Roman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Heading_20_2">
      <style:text-properties fo:language="pt" fo:country="BR" officeooo:rsid="000dbf6b" officeooo:paragraph-rsid="000dbf6b" style:language-complex="ar" style:country-complex="SA"/>
    </style:style>
    <style:style style:name="P9" style:family="paragraph" style:parent-style-name="Heading_20_2">
      <style:text-properties fo:language="pt" fo:country="BR" officeooo:paragraph-rsid="000dbf6b" style:language-complex="ar" style:country-complex="SA"/>
    </style:style>
    <style:style style:name="P10" style:family="paragraph" style:parent-style-name="Standard">
      <style:text-properties fo:font-size="10pt" style:font-size-asian="10pt"/>
    </style:style>
    <style:style style:name="P11" style:family="paragraph" style:parent-style-name="Standard">
      <style:text-properties fo:language="pt" fo:country="BR" style:language-complex="ar" style:country-complex="SA"/>
    </style:style>
    <style:style style:name="P12" style:family="paragraph" style:parent-style-name="Text_20_body">
      <style:text-properties style:use-window-font-color="true" loext:opacity="0%" style:font-name="Times New Roman" fo:font-size="10pt" fo:language="pt" fo:country="BR" officeooo:rsid="000dbf6b" officeooo:paragraph-rsid="000dbf6b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 style:list-style-name="WW8Num7">
      <style:text-properties style:use-window-font-color="true" loext:opacity="0%" style:font-name="Times New Roman" fo:font-size="10pt" fo:language="pt" fo:country="BR" officeooo:rsid="000dbf6b" officeooo:paragraph-rsid="000dbf6b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text-properties fo:language="pt" fo:country="BR" style:language-complex="ar" style:country-complex="SA"/>
    </style:style>
    <style:style style:name="P15" style:family="paragraph" style:parent-style-name="Text_20_body" style:list-style-name="WW8Num7">
      <style:text-properties fo:language="pt" fo:country="BR" officeooo:paragraph-rsid="000dbf6b" style:language-complex="ar" style:country-complex="SA"/>
    </style:style>
    <style:style style:name="P16" style:family="paragraph" style:parent-style-name="Text_20_body" style:list-style-name="WW8Num2">
      <style:text-properties fo:language="pt" fo:country="BR" officeooo:paragraph-rsid="000dbf6b" style:language-complex="ar" style:country-complex="SA"/>
    </style:style>
    <style:style style:name="P17" style:family="paragraph" style:parent-style-name="Text_20_body" style:list-style-name="WW8Num6">
      <style:text-properties fo:language="pt" fo:country="BR" style:language-complex="ar" style:country-complex="SA"/>
    </style:style>
    <style:style style:name="P18" style:family="paragraph" style:parent-style-name="Text_20_body" style:list-style-name="WW8Num7">
      <style:text-properties fo:language="pt" fo:country="BR" officeooo:rsid="000dbf6b" officeooo:paragraph-rsid="000dbf6b" style:language-complex="ar" style:country-complex="SA"/>
    </style:style>
    <style:style style:name="P19" style:family="paragraph" style:parent-style-name="Text_20_body" style:list-style-name="WW8Num2">
      <style:text-properties fo:language="pt" fo:country="BR" officeooo:rsid="000dbf6b" officeooo:paragraph-rsid="000dbf6b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use-window-font-color="true" loext:opacity="0%" style:font-name="Times New Roman" fo:font-size="10pt" officeooo:rsid="000dbf6b" style:font-name-asian="Times New Roman" style:font-size-asian="10pt" style:font-name-complex="Times New Roman" style:font-size-complex="10pt"/>
    </style:style>
    <style:style style:name="T5" style:family="text">
      <style:text-properties style:use-window-font-color="true" loext:opacity="0%" style:font-name="Arial" fo:font-size="16pt" fo:font-weight="bold" officeooo:rsid="000cc397" style:letter-kerning="true" style:font-name-asian="Times New Roman" style:font-size-asian="16pt" style:font-weight-asian="bold" style:font-name-complex="Arial" style:font-size-complex="16pt" style:font-weight-complex="bold"/>
    </style:style>
    <style:style style:name="T6" style:family="text">
      <style:text-properties style:use-window-font-color="true" loext:opacity="0%" style:font-name="Arial" fo:font-size="16pt" fo:font-weight="bold" officeooo:rsid="000dbf6b" style:letter-kerning="true" style:font-name-asian="Times New Roman" style:font-size-asian="16pt" style:font-weight-asian="bold" style:font-name-complex="Arial" style:font-size-complex="16pt" style:font-weight-complex="bold"/>
    </style:style>
    <style:style style:name="T7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T8" style:family="text">
      <style:text-properties style:use-window-font-color="true" loext:opacity="0%" style:font-name="Arial" fo:font-size="10pt" fo:font-weight="bold" officeooo:rsid="000dbf6b" style:font-name-asian="Times New Roman" style:font-size-asian="10pt" style:font-weight-asian="bold" style:font-name-complex="Arial" style:font-size-complex="10pt"/>
    </style:style>
    <style:style style:name="T9" style:family="text">
      <style:text-properties officeooo:rsid="000dbf6b"/>
    </style:style>
    <style:style style:name="T10" style:family="text">
      <style:text-properties officeooo:rsid="000f83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5">Sistema de propostas de aluguel</text:span><text:line-break/>Use-Case: <text:span text:style-name="T6">Editar conta</text:span></text:h>
      <text:h text:style-name="P6" text:outline-level="1">Brief Description</text:h>
      <text:p text:style-name="P12">Neste caso de uso o proprietário ou locatário podem editar <text:span text:style-name="T10">dados </text:span>referentes a sua conta. </text:p>
      <text:h text:style-name="P6" text:outline-level="1">Actor Brief Descriptions</text:h>
      <text:h text:style-name="P8" text:outline-level="2"><text:span text:style-name="T8">L</text:span><text:span text:style-name="T7">ocatário</text:span></text:h>
      <text:h text:style-name="P9" text:outline-level="2"><text:span text:style-name="T8">Proprietário</text:span></text:h>
      <text:h text:style-name="P6" text:outline-level="1">Preconditions</text:h>
      <text:p text:style-name="P14">É <text:span text:style-name="T9">necessário que o ator esteja autenticado no sistema.</text:span></text:p>
      <text:h text:style-name="P6" text:outline-level="1">Basic Flow of Events</text:h>
      <text:list xml:id="list820558124" text:style-name="WW8Num7">
        <text:list-item>
          <text:p text:style-name="P13">O ator clica na parte de edição de dados </text:p>
        </text:list-item>
        <text:list-item>
          <text:p text:style-name="P13">O ator insere os novos dados a serem modificados</text:p>
        </text:list-item>
        <text:list-item>
          <text:p text:style-name="P18">O sistema valida esses dados de forma similar ao cadastro</text:p>
        </text:list-item>
        <text:list-item>
          <text:p text:style-name="P15"><text:span text:style-name="T9">Se os dados forem válidos o sistema persiste os dados e avisa o usuário</text:span></text:p>
        </text:list-item>
      </text:list>
      <text:h text:style-name="P6" text:outline-level="1">Alternative Flows</text:h>
      <text:h text:style-name="P7" text:outline-level="2">Caso os novos dados inseridos estejam errados</text:h>
      <text:p text:style-name="P12">Caso os dados que o ator inseriu estejam errados.</text:p>
      <text:list xml:id="list515769435" text:style-name="WW8Num2">
        <text:list-item>
          <text:p text:style-name="P16"><text:span text:style-name="T4">O sistema avisa oator que os dados inseridos estão errados</text:span></text:p>
        </text:list-item>
        <text:list-item>
          <text:p text:style-name="P19"><text:span text:style-name="T3">O ator pode inserir os dados novamente da forma correta</text:span></text:p>
        </text:list-item>
        <text:list-item>
          <text:p text:style-name="P19"><text:span text:style-name="T3">Segue para o caso básico número 4</text:span></text:p>
        </text:list-item>
      </text:list>
      <text:h text:style-name="P6" text:outline-level="1">Subflows </text:h>
      <text:h text:style-name="P6" text:outline-level="1">Key Scenarios</text:h>
      <text:h text:style-name="P6" text:outline-level="1">Post-conditions</text:h>
      <text:h text:style-name="P6" text:outline-level="1">Special Requirements</text:h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bf6b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Editar cont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17:22:32.602220566</dc:date>
    <meta:editing-cycles>5</meta:editing-cycles>
    <meta:editing-duration>PT12M14S</meta:editing-duration>
    <meta:generator>LibreOffice/7.1.2.2$Linux_X86_64 LibreOffice_project/10$Build-2</meta:generator>
    <meta:document-statistic meta:table-count="2" meta:image-count="0" meta:object-count="0" meta:page-count="1" meta:paragraph-count="26" meta:word-count="169" meta:character-count="945" meta:non-whitespace-character-count="818"/>
  </office:meta>
</office:document-meta>
</file>